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48pt" style:font-size-asian="48pt" style:font-size-complex="48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48pt" style:font-size-asian="48pt" style:font-size-complex="48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.07.2019</text:date>, <text:time>16:24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6:17:46.61</meta:creation-date>
    <dc:date>2019-07-16T16:24:05.30</dc:date>
    <meta:editing-duration>PT6M20S</meta:editing-duration>
    <meta:editing-cycles>1</meta:editing-cycles>
    <meta:document-statistic meta:table-count="3" meta:cell-count="32" meta:object-count="0"/>
    <meta:generator>OpenOffice/4.1.5$Win32 OpenOffice.org_project/415m1$Build-9789</meta:generator>
  </office:meta>
</office:document-meta>
</file>